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cm" style:rel-column-width="578*"/>
    </style:style>
    <style:style style:name="Tabuľka1.B" style:family="table-column">
      <style:table-column-properties style:column-width="3.03cm" style:rel-column-width="1718*"/>
    </style:style>
    <style:style style:name="Tabuľka1.C" style:family="table-column">
      <style:table-column-properties style:column-width="4.83cm" style:rel-column-width="2738*"/>
    </style:style>
    <style:style style:name="Tabuľka1.D" style:family="table-column">
      <style:table-column-properties style:column-width="2.071cm" style:rel-column-width="1174*"/>
    </style:style>
    <style:style style:name="Tabuľka1.E" style:family="table-column">
      <style:table-column-properties style:column-width="1.859cm" style:rel-column-width="1054*"/>
    </style:style>
    <style:style style:name="Tabuľka1.F" style:family="table-column">
      <style:table-column-properties style:column-width="2.311cm" style:rel-column-width="1310*"/>
    </style:style>
    <style:style style:name="Tabuľka1.G" style:family="table-column">
      <style:table-column-properties style:column-width="1.879cm" style:rel-column-width="1065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0</text:p>
      <text:p text:style-name="P3"/>
      <text:p text:style-name="P4">Dátum stretnutia:<text:span text:style-name="T1"><text:tab/>22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2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<text:s/>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<text:span text:style-name="T3">písanie projektovej dokumentácie</text:span></text:p>
          <text:list>
            <text:list-item>
              <text:p text:style-name="P23">v stredu (9. 4.) všetci členovia tímu podpísali u p. Steinmüllera prehlásenie o mlčanlivosti</text:p>
            </text:list-item>
          </text:list>
        </text:list-item>
        <text:list-item>
          <text:p text:style-name="P23">dopĺňanie chýbajúcich CSS štýlov v niektorých častiach modulov</text:p>
        </text:list-item>
        <text:list-item>
          <text:p text:style-name="P23">práca na nových prekladových reťazcoch</text:p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2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1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CSS štýlov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2</text:p>
          </table:table-cell>
          <table:table-cell table:style-name="Tabuľka1.A4" office:value-type="string">
            <text:p text:style-name="P17">PF</text:p>
          </table:table-cell>
          <table:table-cell table:style-name="Tabuľka1.A2" office:value-type="string">
            <text:p text:style-name="P19">vytlačenie plagátu IIT.SRC 2008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9">importovanie DB od p. Steinmüllera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0.1</text:p>
          </table:table-cell>
          <table:table-cell table:style-name="Tabuľka3.A2" office:value-type="string">
            <text:p text:style-name="P17">PC, JHE</text:p>
          </table:table-cell>
          <table:table-cell table:style-name="Tabuľka3.A2" office:value-type="string">
            <text:p text:style-name="P20">doplnenie CSS štýlov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22T07:25:14</dc:date>
    <meta:editing-cycles>43</meta:editing-cycles>
    <meta:editing-duration>P1DT1H15M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0" meta:word-count="242" meta:character-count="1379"/>
  </office:meta>
</office:document-meta>
</file>